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álny" style:master-page-name="MP0" style:family="paragraph">
      <style:paragraph-properties fo:break-before="page" fo:text-align="justify"/>
    </style:style>
    <style:style style:name="P2" style:parent-style-name="Normálny" style:family="paragraph">
      <style:paragraph-properties fo:text-align="justify"/>
    </style:style>
    <style:style style:name="P3" style:parent-style-name="Normálny" style:family="paragraph">
      <style:paragraph-properties fo:text-align="justify"/>
    </style:style>
    <style:style style:name="P4" style:parent-style-name="Normálny" style:family="paragraph">
      <style:paragraph-properties fo:text-align="justify"/>
    </style:style>
    <style:style style:name="P5" style:parent-style-name="Normálny" style:family="paragraph">
      <style:paragraph-properties fo:text-align="justify"/>
      <style:text-properties style:text-underline-type="single" style:text-underline-style="solid" style:text-underline-width="auto" style:text-underline-mode="continuous"/>
    </style:style>
    <style:style style:name="P6" style:parent-style-name="Normálny" style:family="paragraph">
      <style:paragraph-properties fo:text-align="justify"/>
    </style:style>
    <style:style style:name="P7" style:parent-style-name="Normálny" style:family="paragraph">
      <style:paragraph-properties fo:text-align="justify"/>
      <style:text-properties style:text-underline-type="single" style:text-underline-style="solid" style:text-underline-width="auto" style:text-underline-mode="continuous"/>
    </style:style>
    <style:style style:name="P8" style:parent-style-name="Normálny" style:family="paragraph">
      <style:paragraph-properties fo:text-align="justify"/>
      <style:text-properties style:text-underline-type="single" style:text-underline-style="solid" style:text-underline-width="auto" style:text-underline-mode="continuous"/>
    </style:style>
    <style:style style:name="P9" style:parent-style-name="Normálny" style:family="paragraph">
      <style:paragraph-properties fo:text-align="justify"/>
      <style:text-properties fo:language="en" fo:country="GB"/>
    </style:style>
    <style:style style:name="P10" style:parent-style-name="Normálny" style:family="paragraph">
      <style:paragraph-properties fo:text-align="justify"/>
    </style:style>
  </office:automatic-styles>
  <office:body>
    <office:text text:use-soft-page-breaks="true">
      <text:p text:style-name="P1">Názov: breO₂</text:p>
      <text:p text:style-name="P2">Autor: Natália Gajdošová</text:p>
      <text:p text:style-name="P3">Supervisor: Mgr. art. Júlia Kaštierová, ArtD.</text:p>
      <text:p text:style-name="P4"/>
      <text:p text:style-name="P5">Slovenská verzia:</text:p>
      <text:p text:style-name="P6">Projekt breO₂ predstavuje autonómnu kyslíkovú bunku formovanú biologicko-technologickým systémom. Fotobioreaktor,<text:s/>hydroponické veže a difúzerový strop produkujú kyslík a určujú atmosféru priestoru. Plynulý dizajn podporuje krátke zastavenie človeka. Taburetka preberá vertikálny rytmus veží. Chrómové vyhotovenie odľahčuje objem, reaguje na svetlo<text:s/>,<text:s/>pohyb a vytvára kontrast k organickej hmote aj technologickému jadru.</text:p>
      <text:p text:style-name="P7"/>
      <text:p text:style-name="P8">English version:</text:p>
      <text:p text:style-name="P9">The breO₂ project presents an autonomous oxygen cell formed by a bio-technological system. Photobioreactor, hydroponic towers, and diffuser ceiling produce oxygen and shape the space's atmosphere. The flowing design invites short pauses for the user. The stool reflects the towers’ vertical rhythm. Chrome finish lightens the volume, reflects light and movement, creating contrast with the organic matter and technological core.</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adpis1" style:display-name="Nadpis 1" style:family="paragraph" style:parent-style-name="Normálny" style:next-style-name="Normá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y" style:next-style-name="Normá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y" style:next-style-name="Normá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y" style:next-style-name="Normá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y" style:next-style-name="Normálny"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y" style:next-style-name="Normá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y" style:next-style-name="Normálny"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y" style:next-style-name="Normá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y" style:next-style-name="Normálny" style:default-outline-level="9">
      <style:paragraph-properties fo:keep-with-next="always" fo:keep-together="always" fo:margin-bottom="0in"/>
      <style:text-properties style:font-name-asian="Times New Roman" fo:color="#272727" fo:hyphenate="false"/>
    </style:style>
    <style:style style:name="Normálny" style:display-name="Normálny" style:family="paragraph">
      <style:text-properties fo:hyphenate="false"/>
    </style:style>
    <style:style style:name="Predvolenépísmoodseku" style:display-name="Predvolené písmo odseku" style:family="text"/>
    <style:style style:name="Nadpis1Char" style:display-name="Nadpis 1 Char" style:family="text" style:parent-style-name="Predvolenépísmoodseku">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Predvolenépísmoodseku">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Predvolenépísmoodseku">
      <style:text-properties style:font-name-asian="Times New Roman" style:font-name-complex="Times New Roman" fo:color="#0F4761" fo:font-size="14pt" style:font-size-asian="14pt" style:font-size-complex="14pt"/>
    </style:style>
    <style:style style:name="Nadpis4Char" style:display-name="Nadpis 4 Char" style:family="text" style:parent-style-name="Predvolenépísmoodseku">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Predvolenépísmoodseku">
      <style:text-properties style:font-name-asian="Times New Roman" style:font-name-complex="Times New Roman" fo:color="#0F4761"/>
    </style:style>
    <style:style style:name="Nadpis6Char" style:display-name="Nadpis 6 Char" style:family="text" style:parent-style-name="Predvolenépísmoodseku">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Predvolenépísmoodseku">
      <style:text-properties style:font-name-asian="Times New Roman" style:font-name-complex="Times New Roman" fo:color="#595959"/>
    </style:style>
    <style:style style:name="Nadpis8Char" style:display-name="Nadpis 8 Char" style:family="text" style:parent-style-name="Predvolenépísmoodseku">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Predvolenépísmoodseku">
      <style:text-properties style:font-name-asian="Times New Roman" style:font-name-complex="Times New Roman" fo:color="#272727"/>
    </style:style>
    <style:style style:name="Názov" style:display-name="Názov" style:family="paragraph" style:parent-style-name="Normálny" style:next-style-name="Normá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ovChar" style:display-name="Názov Char" style:family="text" style:parent-style-name="Predvolenépísmoodseku">
      <style:text-properties style:font-name="Aptos Display" style:font-name-asian="Times New Roman" style:font-name-complex="Times New Roman" fo:letter-spacing="-0.0069in" style:letter-kerning="true" fo:font-size="28pt" style:font-size-asian="28pt" style:font-size-complex="28pt"/>
    </style:style>
    <style:style style:name="Podtitul" style:display-name="Podtitul" style:family="paragraph" style:parent-style-name="Normálny" style:next-style-name="Normálny">
      <style:text-properties style:font-name-asian="Times New Roman" fo:color="#595959" fo:letter-spacing="0.0104in" fo:font-size="14pt" style:font-size-asian="14pt" style:font-size-complex="14pt" fo:hyphenate="false"/>
    </style:style>
    <style:style style:name="PodtitulChar" style:display-name="Podtitul Char" style:family="text" style:parent-style-name="Predvolenépísmoodseku">
      <style:text-properties style:font-name-asian="Times New Roman" style:font-name-complex="Times New Roman" fo:color="#595959" fo:letter-spacing="0.0104in" fo:font-size="14pt" style:font-size-asian="14pt" style:font-size-complex="14pt"/>
    </style:style>
    <style:style style:name="Citácia" style:display-name="Citácia" style:family="paragraph" style:parent-style-name="Normálny" style:next-style-name="Normálny">
      <style:paragraph-properties fo:text-align="center" fo:margin-top="0.1111in"/>
      <style:text-properties fo:font-style="italic" style:font-style-asian="italic" style:font-style-complex="italic" fo:color="#404040" fo:hyphenate="false"/>
    </style:style>
    <style:style style:name="CitáciaChar" style:display-name="Citácia Char" style:family="text" style:parent-style-name="Predvolenépísmoodseku">
      <style:text-properties fo:font-style="italic" style:font-style-asian="italic" style:font-style-complex="italic" fo:color="#404040"/>
    </style:style>
    <style:style style:name="Odsekzoznamu" style:display-name="Odsek zoznamu" style:family="paragraph" style:parent-style-name="Normálny">
      <style:paragraph-properties style:contextual-spacing="true" fo:margin-left="0.5in">
        <style:tab-stops/>
      </style:paragraph-properties>
      <style:text-properties fo:hyphenate="false"/>
    </style:style>
    <style:style style:name="Intenzívnezvýraznenie" style:display-name="Intenzívne zvýraznenie" style:family="text" style:parent-style-name="Predvolenépísmoodseku">
      <style:text-properties fo:font-style="italic" style:font-style-asian="italic" style:font-style-complex="italic" fo:color="#0F4761"/>
    </style:style>
    <style:style style:name="Zvýraznenácitácia" style:display-name="Zvýraznená citácia" style:family="paragraph" style:parent-style-name="Normálny" style:next-style-name="Normá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ZvýraznenácitáciaChar" style:display-name="Zvýraznená citácia Char" style:family="text" style:parent-style-name="Predvolenépísmoodseku">
      <style:text-properties fo:font-style="italic" style:font-style-asian="italic" style:font-style-complex="italic" fo:color="#0F4761"/>
    </style:style>
    <style:style style:name="Zvýraznenýodkaz" style:display-name="Zvýraznený odkaz" style:family="text" style:parent-style-name="Predvolenépísmoodseku">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kub Drahoň</meta:initial-creator>
    <dc:creator>Jakub Drahoň</dc:creator>
    <meta:creation-date>2026-02-13T09:33:00Z</meta:creation-date>
    <dc:date>2026-02-13T09:37:00Z</dc:date>
    <meta:template xlink:href="Normal" xlink:type="simple"/>
    <meta:editing-cycles>4</meta:editing-cycles>
    <meta:editing-duration>PT660S</meta:editing-duration>
    <meta:document-statistic meta:page-count="1" meta:paragraph-count="1" meta:word-count="144" meta:character-count="970" meta:row-count="6" meta:non-whitespace-character-count="827"/>
  </office:meta>
</office:document-meta>
</file>